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8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number-columns-repeated="2" table:default-cell-style-name="ce2"/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 office:value-type="string">
            <text:p>Vref</text:p>
          </table:table-cell>
          <table:table-cell table:style-name="Default" office:value-type="float" office:value="3300">
            <text:p>3300</text:p>
          </table:table-cell>
          <table:table-cell table:style-name="Default" office:value-type="string">
            <text:p>mV</text:p>
          </table:table-cell>
        </table:table-row>
        <table:table-row table:style-name="ro1">
          <table:table-cell office:value-type="string">
            <text:p>bits</text:p>
          </table:table-cell>
          <table:table-cell table:style-name="Default" office:value-type="float" office:value="10">
            <text:p>10</text:p>
          </table:table-cell>
          <table:table-cell table:style-name="Default" table:formula="of:=2^[.B4]" office:value-type="float" office:value="1024">
            <text:p>1024</text:p>
          </table:table-cell>
        </table:table-row>
        <table:table-row table:style-name="ro2">
          <table:table-cell office:value-type="string">
            <text:p>bias (0g)</text:p>
          </table:table-cell>
          <table:table-cell table:style-name="Default" office:value-type="float" office:value="1650">
            <text:p>1650</text:p>
          </table:table-cell>
          <table:table-cell table:style-name="Default" office:value-type="string">
            <text:p>mV</text:p>
          </table:table-cell>
        </table:table-row>
        <table:table-row table:style-name="ro1">
          <table:table-cell office:value-type="string">
            <text:p>sensibilité</text:p>
          </table:table-cell>
          <table:table-cell table:style-name="Default" office:value-type="float" office:value="300">
            <text:p>300</text:p>
          </table:table-cell>
          <table:table-cell table:style-name="Default" office:value-type="string">
            <text:p>mV/g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volts</text:p>
          </table:table-cell>
          <table:table-cell table:style-name="ce1" office:value-type="string">
            <text:p>g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Default" table:formula="of:=[.A9]*[.$B$3]/[.$C$4]" office:value-type="float" office:value="0">
            <text:p>0</text:p>
          </table:table-cell>
          <table:table-cell table:formula="of:=([.B9]-[.$B$5])/[.$B$6]" office:value-type="float" office:value="-5.5">
            <text:p>-5,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A10]*[.$B$3]/[.$C$4]" office:value-type="float" office:value="103.125">
            <text:p>103,1</text:p>
          </table:table-cell>
          <table:table-cell table:formula="of:=([.B10]-[.$B$5])/[.$B$6]" office:value-type="float" office:value="-5.15625">
            <text:p>-5,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A11]*[.$B$3]/[.$C$4]" office:value-type="float" office:value="206.25">
            <text:p>206,3</text:p>
          </table:table-cell>
          <table:table-cell table:formula="of:=([.B11]-[.$B$5])/[.$B$6]" office:value-type="float" office:value="-4.8125">
            <text:p>-4,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A12]*[.$B$3]/[.$C$4]" office:value-type="float" office:value="309.375">
            <text:p>309,4</text:p>
          </table:table-cell>
          <table:table-cell table:formula="of:=([.B12]-[.$B$5])/[.$B$6]" office:value-type="float" office:value="-4.46875">
            <text:p>-4,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.A13]*[.$B$3]/[.$C$4]" office:value-type="float" office:value="412.5">
            <text:p>412,5</text:p>
          </table:table-cell>
          <table:table-cell table:formula="of:=([.B13]-[.$B$5])/[.$B$6]" office:value-type="float" office:value="-4.125">
            <text:p>-4,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[.A14]*[.$B$3]/[.$C$4]" office:value-type="float" office:value="515.625">
            <text:p>515,6</text:p>
          </table:table-cell>
          <table:table-cell table:formula="of:=([.B14]-[.$B$5])/[.$B$6]" office:value-type="float" office:value="-3.78125">
            <text:p>-3,8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[.A15]*[.$B$3]/[.$C$4]" office:value-type="float" office:value="618.75">
            <text:p>618,8</text:p>
          </table:table-cell>
          <table:table-cell table:formula="of:=([.B15]-[.$B$5])/[.$B$6]" office:value-type="float" office:value="-3.4375">
            <text:p>-3,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[.A16]*[.$B$3]/[.$C$4]" office:value-type="float" office:value="721.875">
            <text:p>721,9</text:p>
          </table:table-cell>
          <table:table-cell table:formula="of:=([.B16]-[.$B$5])/[.$B$6]" office:value-type="float" office:value="-3.09375">
            <text:p>-3,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[.A17]*[.$B$3]/[.$C$4]" office:value-type="float" office:value="825">
            <text:p>825,0</text:p>
          </table:table-cell>
          <table:table-cell table:formula="of:=([.B17]-[.$B$5])/[.$B$6]" office:value-type="float" office:value="-2.75">
            <text:p>-2,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[.A18]*[.$B$3]/[.$C$4]" office:value-type="float" office:value="928.125">
            <text:p>928,1</text:p>
          </table:table-cell>
          <table:table-cell table:formula="of:=([.B18]-[.$B$5])/[.$B$6]" office:value-type="float" office:value="-2.40625">
            <text:p>-2,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[.A19]*[.$B$3]/[.$C$4]" office:value-type="float" office:value="1031.25">
            <text:p>1031,3</text:p>
          </table:table-cell>
          <table:table-cell table:formula="of:=([.B19]-[.$B$5])/[.$B$6]" office:value-type="float" office:value="-2.0625">
            <text:p>-2,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[.A20]*[.$B$3]/[.$C$4]" office:value-type="float" office:value="1134.375">
            <text:p>1134,4</text:p>
          </table:table-cell>
          <table:table-cell table:formula="of:=([.B20]-[.$B$5])/[.$B$6]" office:value-type="float" office:value="-1.71875">
            <text:p>-1,7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[.A21]*[.$B$3]/[.$C$4]" office:value-type="float" office:value="1237.5">
            <text:p>1237,5</text:p>
          </table:table-cell>
          <table:table-cell table:formula="of:=([.B21]-[.$B$5])/[.$B$6]" office:value-type="float" office:value="-1.375">
            <text:p>-1,4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formula="of:=[.A22]*[.$B$3]/[.$C$4]" office:value-type="float" office:value="1340.625">
            <text:p>1340,6</text:p>
          </table:table-cell>
          <table:table-cell table:formula="of:=([.B22]-[.$B$5])/[.$B$6]" office:value-type="float" office:value="-1.03125">
            <text:p>-1,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formula="of:=[.A23]*[.$B$3]/[.$C$4]" office:value-type="float" office:value="1443.75">
            <text:p>1443,8</text:p>
          </table:table-cell>
          <table:table-cell table:formula="of:=([.B23]-[.$B$5])/[.$B$6]" office:value-type="float" office:value="-0.6875">
            <text:p>-0,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formula="of:=[.A24]*[.$B$3]/[.$C$4]" office:value-type="float" office:value="1546.875">
            <text:p>1546,9</text:p>
          </table:table-cell>
          <table:table-cell table:formula="of:=([.B24]-[.$B$5])/[.$B$6]" office:value-type="float" office:value="-0.34375">
            <text:p>-0,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formula="of:=[.A25]*[.$B$3]/[.$C$4]" office:value-type="float" office:value="1650">
            <text:p>1650,0</text:p>
          </table:table-cell>
          <table:table-cell table:formula="of:=([.B25]-[.$B$5])/[.$B$6]" office:value-type="float" office:value="0">
            <text:p>0,0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table:formula="of:=[.A26]*[.$B$3]/[.$C$4]" office:value-type="float" office:value="1753.125">
            <text:p>1753,1</text:p>
          </table:table-cell>
          <table:table-cell table:formula="of:=([.B26]-[.$B$5])/[.$B$6]" office:value-type="float" office:value="0.34375">
            <text:p>0,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[.A27]*[.$B$3]/[.$C$4]" office:value-type="float" office:value="1856.25">
            <text:p>1856,3</text:p>
          </table:table-cell>
          <table:table-cell table:formula="of:=([.B27]-[.$B$5])/[.$B$6]" office:value-type="float" office:value="0.6875">
            <text:p>0,7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[.A28]*[.$B$3]/[.$C$4]" office:value-type="float" office:value="1959.375">
            <text:p>1959,4</text:p>
          </table:table-cell>
          <table:table-cell table:formula="of:=([.B28]-[.$B$5])/[.$B$6]" office:value-type="float" office:value="1.03125">
            <text:p>1,0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[.A29]*[.$B$3]/[.$C$4]" office:value-type="float" office:value="2062.5">
            <text:p>2062,5</text:p>
          </table:table-cell>
          <table:table-cell table:formula="of:=([.B29]-[.$B$5])/[.$B$6]" office:value-type="float" office:value="1.375">
            <text:p>1,4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[.A30]*[.$B$3]/[.$C$4]" office:value-type="float" office:value="2165.625">
            <text:p>2165,6</text:p>
          </table:table-cell>
          <table:table-cell table:formula="of:=([.B30]-[.$B$5])/[.$B$6]" office:value-type="float" office:value="1.71875">
            <text:p>1,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[.A31]*[.$B$3]/[.$C$4]" office:value-type="float" office:value="2268.75">
            <text:p>2268,8</text:p>
          </table:table-cell>
          <table:table-cell table:formula="of:=([.B31]-[.$B$5])/[.$B$6]" office:value-type="float" office:value="2.0625">
            <text:p>2,1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[.A32]*[.$B$3]/[.$C$4]" office:value-type="float" office:value="2371.875">
            <text:p>2371,9</text:p>
          </table:table-cell>
          <table:table-cell table:formula="of:=([.B32]-[.$B$5])/[.$B$6]" office:value-type="float" office:value="2.40625">
            <text:p>2,4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[.A33]*[.$B$3]/[.$C$4]" office:value-type="float" office:value="2475">
            <text:p>2475,0</text:p>
          </table:table-cell>
          <table:table-cell table:formula="of:=([.B33]-[.$B$5])/[.$B$6]" office:value-type="float" office:value="2.75">
            <text:p>2,8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[.A34]*[.$B$3]/[.$C$4]" office:value-type="float" office:value="2578.125">
            <text:p>2578,1</text:p>
          </table:table-cell>
          <table:table-cell table:formula="of:=([.B34]-[.$B$5])/[.$B$6]" office:value-type="float" office:value="3.09375">
            <text:p>3,1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formula="of:=[.A35]*[.$B$3]/[.$C$4]" office:value-type="float" office:value="2681.25">
            <text:p>2681,3</text:p>
          </table:table-cell>
          <table:table-cell table:formula="of:=([.B35]-[.$B$5])/[.$B$6]" office:value-type="float" office:value="3.4375">
            <text:p>3,4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formula="of:=[.A36]*[.$B$3]/[.$C$4]" office:value-type="float" office:value="2784.375">
            <text:p>2784,4</text:p>
          </table:table-cell>
          <table:table-cell table:formula="of:=([.B36]-[.$B$5])/[.$B$6]" office:value-type="float" office:value="3.78125">
            <text:p>3,8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[.A37]*[.$B$3]/[.$C$4]" office:value-type="float" office:value="2887.5">
            <text:p>2887,5</text:p>
          </table:table-cell>
          <table:table-cell table:formula="of:=([.B37]-[.$B$5])/[.$B$6]" office:value-type="float" office:value="4.125">
            <text:p>4,1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formula="of:=[.A38]*[.$B$3]/[.$C$4]" office:value-type="float" office:value="2990.625">
            <text:p>2990,6</text:p>
          </table:table-cell>
          <table:table-cell table:formula="of:=([.B38]-[.$B$5])/[.$B$6]" office:value-type="float" office:value="4.46875">
            <text:p>4,5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[.A39]*[.$B$3]/[.$C$4]" office:value-type="float" office:value="3093.75">
            <text:p>3093,8</text:p>
          </table:table-cell>
          <table:table-cell table:formula="of:=([.B39]-[.$B$5])/[.$B$6]" office:value-type="float" office:value="4.8125">
            <text:p>4,8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formula="of:=[.A40]*[.$B$3]/[.$C$4]" office:value-type="float" office:value="3196.875">
            <text:p>3196,9</text:p>
          </table:table-cell>
          <table:table-cell table:formula="of:=([.B40]-[.$B$5])/[.$B$6]" office:value-type="float" office:value="5.15625">
            <text:p>5,2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[.A41]*[.$B$3]/[.$C$4]" office:value-type="float" office:value="3300">
            <text:p>3300,0</text:p>
          </table:table-cell>
          <table:table-cell table:formula="of:=([.B41]-[.$B$5])/[.$B$6]" office:value-type="float" office:value="5.5">
            <text:p>5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21:53:13.52</meta:creation-date>
    <dc:date>2014-05-24T21:59:53.36</dc:date>
    <meta:editing-duration>P0D</meta:editing-duration>
    <meta:editing-cycles>1</meta:editing-cycles>
    <meta:document-statistic meta:table-count="1" meta:cell-count="114" meta:object-count="0"/>
    <meta:generator>LibreOffice/3.6$Windows_x86 LibreOffice_project/2ef5aff-a6fb0ff-166bdff-cf087ad-0f1389</meta:generator>
  </office:meta>
</office:document-meta>
</file>